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18.836cm" svg:height="13.339cm" svg:x="13.887cm" svg:y="0.747cm">
            <draw:object draw:notify-on-update-of-ranges="Arkusz1.A1:Arkusz1.A1 Arkusz1.D1:Arkusz1.D10 Arkusz1.C1:Arkusz1.C10 Arkusz1.F1:Arkusz1.F10 Arkusz1.F1:Arkusz1.F10 Arkusz1.A16:Arkusz1.A16 Arkusz1.D16:Arkusz1.D25 Arkusz1.C16:Arkusz1.C25 Arkusz1.F16:Arkusz1.F25 Arkusz1.F16:Arkusz1.F25 Arkusz1.A29:Arkusz1.A29 Arkusz1.D29:Arkusz1.D38 Arkusz1.C29:Arkusz1.C38 Arkusz1.F29:Arkusz1.F38 Arkusz1.F29:Arkusz1.F38 Arkusz1.A41:Arkusz1.A41 Arkusz1.D41:Arkusz1.D50 Arkusz1.C41:Arkusz1.C50 Arkusz1.F41:Arkusz1.F50 Arkusz1.F41:Arkusz1.F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8 wejść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.0001115479">
            <text:p>1,12E-004</text:p>
          </table:table-cell>
          <table:table-cell office:value-type="float" office:value="0.08">
            <text:p>0,08</text:p>
          </table:table-cell>
          <table:table-cell table:formula="of:=[.D1]*[.E1]" office:value-type="float" office:value="0.000008923832">
            <text:p>8,923832E-00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0.0000422225786598728">
            <text:p>4,22E-005</text:p>
          </table:table-cell>
          <table:table-cell table:formula="of:=[.E1]+0.01" office:value-type="float" office:value="0.09">
            <text:p>0,09</text:p>
          </table:table-cell>
          <table:table-cell table:formula="of:=[.D2]*[.E2]" office:value-type="float" office:value="0.00000380003207938855">
            <text:p>0,000003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0.0000256711396052815">
            <text:p>2,57E-005</text:p>
          </table:table-cell>
          <table:table-cell table:formula="of:=[.E2]+0.01" office:value-type="float" office:value="0.1">
            <text:p>0,1</text:p>
          </table:table-cell>
          <table:table-cell table:formula="of:=[.D3]*[.E3]" office:value-type="float" office:value="0.00000256711396052815">
            <text:p>2,56711396052815E-00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0.0000203062473533734">
            <text:p>2,03E-005</text:p>
          </table:table-cell>
          <table:table-cell table:formula="of:=[.E3]+0.01" office:value-type="float" office:value="0.11">
            <text:p>0,11</text:p>
          </table:table-cell>
          <table:table-cell table:formula="of:=[.D4]*[.E4]" office:value-type="float" office:value="0.00000223368720887107">
            <text:p>2,23368720887107E-00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0.0000181266548150394">
            <text:p>1,81E-005</text:p>
          </table:table-cell>
          <table:table-cell table:formula="of:=[.E4]+0.01" office:value-type="float" office:value="0.12">
            <text:p>0,12</text:p>
          </table:table-cell>
          <table:table-cell table:formula="of:=[.D5]*[.E5]" office:value-type="float" office:value="0.00000217519857780473">
            <text:p>2,17519857780473E-00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00">
            <text:p>3000</text:p>
          </table:table-cell>
          <table:table-cell office:value-type="float" office:value="0.0000170475643529532">
            <text:p>1,70E-005</text:p>
          </table:table-cell>
          <table:table-cell table:formula="of:=[.E5]+0.01" office:value-type="float" office:value="0.13">
            <text:p>0,13</text:p>
          </table:table-cell>
          <table:table-cell table:formula="of:=[.D6]*[.E6]" office:value-type="float" office:value="0.00000221618336588392">
            <text:p>2,21618336588392E-00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00">
            <text:p>3500</text:p>
          </table:table-cell>
          <table:table-cell office:value-type="float" office:value="0.0000164058698620178">
            <text:p>1,64E-005</text:p>
          </table:table-cell>
          <table:table-cell table:formula="of:=[.E6]+0.01" office:value-type="float" office:value="0.14">
            <text:p>0,14</text:p>
          </table:table-cell>
          <table:table-cell table:formula="of:=[.D7]*[.E7]" office:value-type="float" office:value="0.00000229682178068249">
            <text:p>2,29682178068249E-00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0.0000159626989918002">
            <text:p>1,60E-005</text:p>
          </table:table-cell>
          <table:table-cell table:formula="of:=[.E7]+0.01" office:value-type="float" office:value="0.15">
            <text:p>0,15</text:p>
          </table:table-cell>
          <table:table-cell table:formula="of:=[.D8]*[.E8]" office:value-type="float" office:value="0.00000239440484877003">
            <text:p>2,39440484877003E-00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500">
            <text:p>4500</text:p>
          </table:table-cell>
          <table:table-cell office:value-type="float" office:value="0.0000156242480408138">
            <text:p>1,56E-005</text:p>
          </table:table-cell>
          <table:table-cell table:formula="of:=[.E8]+0.01" office:value-type="float" office:value="0.16">
            <text:p>0,16</text:p>
          </table:table-cell>
          <table:table-cell table:formula="of:=[.D9]*[.E9]" office:value-type="float" office:value="0.00000249987968653021">
            <text:p>2,49987968653021E-00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.0000153504063987841">
            <text:p>1,54E-005</text:p>
          </table:table-cell>
          <table:table-cell table:formula="of:=[.E9]+0.01" office:value-type="float" office:value="0.17">
            <text:p>0,17</text:p>
          </table:table-cell>
          <table:table-cell table:formula="of:=[.D10]*[.E10]" office:value-type="float" office:value="0.0000026095690877933">
            <text:p>2,6095690877933E-006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11]*[.E1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12]*[.E1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13]*[.E1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14]*[.E1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15]*[.E15]" office:value-type="float" office:value="0">
            <text:p>0</text:p>
          </table:table-cell>
        </table:table-row>
        <table:table-row table:style-name="ro1">
          <table:table-cell office:value-type="string">
            <text:p>10 wejść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.00017002202225004">
            <text:p>1,70E-004</text:p>
          </table:table-cell>
          <table:table-cell office:value-type="float" office:value="0.085">
            <text:p>0,085</text:p>
          </table:table-cell>
          <table:table-cell table:formula="of:=[.D16]*[.E16]" office:value-type="float" office:value="0.0000144518718912534">
            <text:p>1,44518718912534E-00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0.0000759484496668055">
            <text:p>7,59E-005</text:p>
          </table:table-cell>
          <table:table-cell table:formula="of:=[.E16]+0.01" office:value-type="float" office:value="0.095">
            <text:p>0,095</text:p>
          </table:table-cell>
          <table:table-cell table:formula="of:=[.D17]*[.E17]" office:value-type="float" office:value="0.00000721510271834652">
            <text:p>7,21510271834652E-00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0.000045506174364857">
            <text:p>4,55E-005</text:p>
          </table:table-cell>
          <table:table-cell table:formula="of:=[.E17]+0.01" office:value-type="float" office:value="0.105">
            <text:p>0,105</text:p>
          </table:table-cell>
          <table:table-cell table:formula="of:=[.D18]*[.E18]" office:value-type="float" office:value="0.00000477814830830999">
            <text:p>4,77814830830999E-00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0.000033206437485036">
            <text:p>3,32E-005</text:p>
          </table:table-cell>
          <table:table-cell table:formula="of:=[.E18]+0.01" office:value-type="float" office:value="0.115">
            <text:p>0,115</text:p>
          </table:table-cell>
          <table:table-cell table:formula="of:=[.D19]*[.E19]" office:value-type="float" office:value="0.00000381874031077914">
            <text:p>3,81874031077914E-00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0.0000273621598825321">
            <text:p>2,74E-005</text:p>
          </table:table-cell>
          <table:table-cell table:formula="of:=[.E19]+0.01" office:value-type="float" office:value="0.125">
            <text:p>0,125</text:p>
          </table:table-cell>
          <table:table-cell table:formula="of:=[.D20]*[.E20]" office:value-type="float" office:value="0.00000342026998531651">
            <text:p>3,42026998531651E-00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00">
            <text:p>3000</text:p>
          </table:table-cell>
          <table:table-cell office:value-type="float" office:value="0.0000241917103084016">
            <text:p>2,42E-005</text:p>
          </table:table-cell>
          <table:table-cell table:formula="of:=[.E20]+0.01" office:value-type="float" office:value="0.135">
            <text:p>0,135</text:p>
          </table:table-cell>
          <table:table-cell table:formula="of:=[.D21]*[.E21]" office:value-type="float" office:value="0.00000326588089163422">
            <text:p>3,26588089163422E-00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00">
            <text:p>3500</text:p>
          </table:table-cell>
          <table:table-cell office:value-type="float" office:value="0.0000222678284746733">
            <text:p>2,23E-005</text:p>
          </table:table-cell>
          <table:table-cell table:formula="of:=[.E21]+0.01" office:value-type="float" office:value="0.145">
            <text:p>0,145</text:p>
          </table:table-cell>
          <table:table-cell table:formula="of:=[.D22]*[.E22]" office:value-type="float" office:value="0.00000322883512882763">
            <text:p>3,22883512882763E-00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0.0000209867924368162">
            <text:p>2,10E-005</text:p>
          </table:table-cell>
          <table:table-cell table:formula="of:=[.E22]+0.01" office:value-type="float" office:value="0.155">
            <text:p>0,155</text:p>
          </table:table-cell>
          <table:table-cell table:formula="of:=[.D23]*[.E23]" office:value-type="float" office:value="0.00000325295282770651">
            <text:p>0,00000325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500">
            <text:p>4500</text:p>
          </table:table-cell>
          <table:table-cell office:value-type="float" office:value="0.0000200695448452591">
            <text:p>2,01E-005</text:p>
          </table:table-cell>
          <table:table-cell table:formula="of:=[.E23]+0.01" office:value-type="float" office:value="0.165">
            <text:p>0,165</text:p>
          </table:table-cell>
          <table:table-cell table:formula="of:=[.D24]*[.E24]" office:value-type="float" office:value="0.00000331147489946775">
            <text:p>3,31147489946775E-00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.0000193769051417756">
            <text:p>1,94E-005</text:p>
          </table:table-cell>
          <table:table-cell table:formula="of:=[.E24]+0.01" office:value-type="float" office:value="0.175">
            <text:p>0,175</text:p>
          </table:table-cell>
          <table:table-cell table:formula="of:=[.D25]*[.E25]" office:value-type="float" office:value="0.00000339095839981073">
            <text:p>0,000003391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26]*[.E26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27]*[.E27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28]*[.E28]" office:value-type="float" office:value="0">
            <text:p>0</text:p>
          </table:table-cell>
        </table:table-row>
        <table:table-row table:style-name="ro1">
          <table:table-cell office:value-type="string">
            <text:p>12 wejść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.000645306301895965">
            <text:p>6,45E-004</text:p>
          </table:table-cell>
          <table:table-cell office:value-type="float" office:value="0.085">
            <text:p>0,085</text:p>
          </table:table-cell>
          <table:table-cell table:formula="of:=[.D29]*[.E29]" office:value-type="float" office:value="0.000054851035661157">
            <text:p>0,00005485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0.000346647788274981">
            <text:p>3,47E-004</text:p>
          </table:table-cell>
          <table:table-cell table:formula="of:=[.E29]+0.01" office:value-type="float" office:value="0.095">
            <text:p>0,095</text:p>
          </table:table-cell>
          <table:table-cell table:formula="of:=[.D30]*[.E30]" office:value-type="float" office:value="0.0000329315398861232">
            <text:p>3,29315398861232E-00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0.00019647124574194">
            <text:p>1,96E-004</text:p>
          </table:table-cell>
          <table:table-cell table:formula="of:=[.E30]+0.01" office:value-type="float" office:value="0.105">
            <text:p>0,105</text:p>
          </table:table-cell>
          <table:table-cell table:formula="of:=[.D31]*[.E31]" office:value-type="float" office:value="0.0000206294808029037">
            <text:p>2,06294808029037E-00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0.000120953175882807">
            <text:p>1,21E-004</text:p>
          </table:table-cell>
          <table:table-cell table:formula="of:=[.E31]+0.01" office:value-type="float" office:value="0.115">
            <text:p>0,115</text:p>
          </table:table-cell>
          <table:table-cell table:formula="of:=[.D32]*[.E32]" office:value-type="float" office:value="0.0000139096152265228">
            <text:p>1,39096152265228E-00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0.0000812604498830879">
            <text:p>8,13E-005</text:p>
          </table:table-cell>
          <table:table-cell table:formula="of:=[.E32]+0.01" office:value-type="float" office:value="0.125">
            <text:p>0,125</text:p>
          </table:table-cell>
          <table:table-cell table:formula="of:=[.D33]*[.E33]" office:value-type="float" office:value="0.000010157556235386">
            <text:p>1,0157556235386E-00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00">
            <text:p>3000</text:p>
          </table:table-cell>
          <table:table-cell office:value-type="float" office:value="0.0000592429185790748">
            <text:p>5,92E-005</text:p>
          </table:table-cell>
          <table:table-cell table:formula="of:=[.E33]+0.01" office:value-type="float" office:value="0.135">
            <text:p>0,135</text:p>
          </table:table-cell>
          <table:table-cell table:formula="of:=[.D34]*[.E34]" office:value-type="float" office:value="0.0000079977940081751">
            <text:p>7,9977940081751E-00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00">
            <text:p>3500</text:p>
          </table:table-cell>
          <table:table-cell office:value-type="float" office:value="0.0000463790548022354">
            <text:p>4,64E-005</text:p>
          </table:table-cell>
          <table:table-cell table:formula="of:=[.E34]+0.01" office:value-type="float" office:value="0.145">
            <text:p>0,145</text:p>
          </table:table-cell>
          <table:table-cell table:formula="of:=[.D35]*[.E35]" office:value-type="float" office:value="0.00000672496294632413">
            <text:p>0,00000672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0.0000384992684772601">
            <text:p>3,85E-005</text:p>
          </table:table-cell>
          <table:table-cell table:formula="of:=[.E35]+0.01" office:value-type="float" office:value="0.155">
            <text:p>0,155</text:p>
          </table:table-cell>
          <table:table-cell table:formula="of:=[.D36]*[.E36]" office:value-type="float" office:value="0.00000596738661397532">
            <text:p>5,96738661397532E-00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500">
            <text:p>4500</text:p>
          </table:table-cell>
          <table:table-cell office:value-type="float" office:value="0.0000334646652882406">
            <text:p>3,35E-005</text:p>
          </table:table-cell>
          <table:table-cell table:formula="of:=[.E36]+0.01" office:value-type="float" office:value="0.165">
            <text:p>0,165</text:p>
          </table:table-cell>
          <table:table-cell table:formula="of:=[.D37]*[.E37]" office:value-type="float" office:value="0.0000055216697725597">
            <text:p>5,5216697725597E-00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.0000301258757455367">
            <text:p>3,01E-005</text:p>
          </table:table-cell>
          <table:table-cell table:formula="of:=[.E37]+0.01" office:value-type="float" office:value="0.175">
            <text:p>0,175</text:p>
          </table:table-cell>
          <table:table-cell table:formula="of:=[.D38]*[.E38]" office:value-type="float" office:value="0.00000527202825546892">
            <text:p>0,000005272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39]*[.E3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D40]*[.E40]" office:value-type="float" office:value="0">
            <text:p>0</text:p>
          </table:table-cell>
        </table:table-row>
        <table:table-row table:style-name="ro1">
          <table:table-cell office:value-type="string">
            <text:p>16 wejść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0.000769976739233168">
            <text:p>7,70E-004</text:p>
          </table:table-cell>
          <table:table-cell office:value-type="float" office:value="0.085">
            <text:p>0,085</text:p>
          </table:table-cell>
          <table:table-cell table:formula="of:=[.D41]*[.E41]" office:value-type="float" office:value="0.0000654480228348193">
            <text:p>0,00006544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0.000448849377284135">
            <text:p>4,49E-004</text:p>
          </table:table-cell>
          <table:table-cell table:formula="of:=[.E41]+0.01" office:value-type="float" office:value="0.095">
            <text:p>0,095</text:p>
          </table:table-cell>
          <table:table-cell table:formula="of:=[.D42]*[.E42]" office:value-type="float" office:value="0.0000426406908419928">
            <text:p>4,26406908419928E-00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0.000276115618528252">
            <text:p>2,76E-004</text:p>
          </table:table-cell>
          <table:table-cell table:formula="of:=[.E42]+0.01" office:value-type="float" office:value="0.105">
            <text:p>0,105</text:p>
          </table:table-cell>
          <table:table-cell table:formula="of:=[.D43]*[.E43]" office:value-type="float" office:value="0.0000289921399454665">
            <text:p>2,89921399454665E-00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0.00017953749501522">
            <text:p>1,80E-004</text:p>
          </table:table-cell>
          <table:table-cell table:formula="of:=[.E43]+0.01" office:value-type="float" office:value="0.115">
            <text:p>0,115</text:p>
          </table:table-cell>
          <table:table-cell table:formula="of:=[.D44]*[.E44]" office:value-type="float" office:value="0.0000206468119267503">
            <text:p>2,06468119267503E-00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0.000123641521649753">
            <text:p>1,24E-004</text:p>
          </table:table-cell>
          <table:table-cell table:formula="of:=[.E44]+0.01" office:value-type="float" office:value="0.125">
            <text:p>0,125</text:p>
          </table:table-cell>
          <table:table-cell table:formula="of:=[.D45]*[.E45]" office:value-type="float" office:value="0.0000154551902062191">
            <text:p>1,54551902062191E-00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00">
            <text:p>3000</text:p>
          </table:table-cell>
          <table:table-cell office:value-type="float" office:value="0.0000901688467530514">
            <text:p>9,02E-005</text:p>
          </table:table-cell>
          <table:table-cell table:formula="of:=[.E45]+0.01" office:value-type="float" office:value="0.135">
            <text:p>0,135</text:p>
          </table:table-cell>
          <table:table-cell table:formula="of:=[.D46]*[.E46]" office:value-type="float" office:value="0.0000121727943116619">
            <text:p>1,21727943116619E-00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500">
            <text:p>3500</text:p>
          </table:table-cell>
          <table:table-cell office:value-type="float" office:value="0.0000694396810098591">
            <text:p>6,94E-005</text:p>
          </table:table-cell>
          <table:table-cell table:formula="of:=[.E46]+0.01" office:value-type="float" office:value="0.145">
            <text:p>0,145</text:p>
          </table:table-cell>
          <table:table-cell table:formula="of:=[.D47]*[.E47]" office:value-type="float" office:value="0.0000100687537464296">
            <text:p>1,00687537464296E-00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0.000056180070000108">
            <text:p>5,62E-005</text:p>
          </table:table-cell>
          <table:table-cell table:formula="of:=[.E47]+0.01" office:value-type="float" office:value="0.155">
            <text:p>0,155</text:p>
          </table:table-cell>
          <table:table-cell table:formula="of:=[.D48]*[.E48]" office:value-type="float" office:value="0.00000870791085001674">
            <text:p>8,70791085001674E-00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500">
            <text:p>4500</text:p>
          </table:table-cell>
          <table:table-cell office:value-type="float" office:value="0.0000474358652992053">
            <text:p>4,74E-005</text:p>
          </table:table-cell>
          <table:table-cell table:formula="of:=[.E48]+0.01" office:value-type="float" office:value="0.165">
            <text:p>0,165</text:p>
          </table:table-cell>
          <table:table-cell table:formula="of:=[.D49]*[.E49]" office:value-type="float" office:value="0.00000782691777436888">
            <text:p>7,82691777436888E-00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.0000415042262554368">
            <text:p>4,15E-005</text:p>
          </table:table-cell>
          <table:table-cell table:formula="of:=[.E49]+0.01" office:value-type="float" office:value="0.175">
            <text:p>0,175</text:p>
          </table:table-cell>
          <table:table-cell table:formula="of:=[.D50]*[.E50]" office:value-type="float" office:value="0.00000726323959470144">
            <text:p>7,26323959470144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2-06T00:25:16</dc:date>
    <dc:creator>krzysiek </dc:creator>
    <meta:editing-duration>PT24M18S</meta:editing-duration>
    <meta:editing-cycles>2</meta:editing-cycles>
    <meta:document-statistic meta:table-count="1" meta:cell-count="2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aximum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diamond" chart:symbol-width="0.15cm" chart:symbol-height="0.15cm" chart:error-upper-indicator="true" chart:error-lower-indicator="true" chart:error-category="cell-range" chart:regression-type="power" chart:error-upper-range="Arkusz1.F1:Arkusz1.F10" chart:error-lower-range="Arkusz1.F1:Arkusz1.F10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chart-properties chart:error-category="cell-range"/>
    </style:style>
    <style:style style:name="ch10" style:family="chart" style:data-style-name="N60">
      <style:chart-properties chart:symbol-type="named-symbol" chart:symbol-name="diamond" chart:symbol-width="0.25cm" chart:symbol-height="0.25cm" chart:error-upper-indicator="true" chart:error-lower-indicator="true" chart:error-category="cell-range" chart:regression-type="power" chart:error-upper-range="Arkusz1.F16:Arkusz1.F25" chart:error-lower-range="Arkusz1.F16:Arkusz1.F25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60">
      <style:chart-properties chart:symbol-type="named-symbol" chart:symbol-name="arrow-down" chart:symbol-width="0.25cm" chart:symbol-height="0.25cm" chart:error-upper-indicator="true" chart:error-lower-indicator="true" chart:error-category="cell-range" chart:regression-type="power" chart:error-upper-range="Arkusz1.F29:Arkusz1.F38" chart:error-lower-range="Arkusz1.F29:Arkusz1.F38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60">
      <style:chart-properties chart:symbol-type="named-symbol" chart:symbol-name="arrow-up" chart:symbol-width="0.25cm" chart:symbol-height="0.25cm" chart:error-upper-indicator="true" chart:error-lower-indicator="true" chart:error-category="cell-range" chart:regression-type="power" chart:error-upper-range="Arkusz1.F41:Arkusz1.F50" chart:error-lower-range="Arkusz1.F41:Arkusz1.F50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37cm" svg:height="13.34cm" xlink:href=".." xlink:type="simple" chart:class="chart:scatter" chart:style-name="ch1">
        <chart:legend chart:legend-position="end" svg:x="14.741cm" svg:y="4.628cm" style:legend-expansion="high" chart:style-name="ch2"/>
        <chart:plot-area chart:style-name="ch3" table:cell-range-address="Arkusz1.C1:Arkusz1.D10 Arkusz1.A1:Arkusz1.A1 Arkusz1.A16:Arkusz1.A16 Arkusz1.D16:Arkusz1.D25 Arkusz1.A29:Arkusz1.A29 Arkusz1.D29:Arkusz1.D38 Arkusz1.A41:Arkusz1.A41 Arkusz1.D41:Arkusz1.D50" chart:data-source-has-labels="row" svg:x="0.826cm" svg:y="1.199cm" svg:width="13.163cm" svg:height="11.455cm">
          <chartooo:coordinate-region svg:x="2.638cm" svg:y="1.398cm" svg:width="10.979cm" svg:height="10.6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D1:Arkusz1.D10" chart:label-cell-address="Arkusz1.A1:Arkusz1.A1" chart:class="chart:scatter">
            <chart:domain table:cell-range-address="Arkusz1.C1:Arkusz1.C10"/>
            <chart:regression-curve chart:style-name="ch8"/>
            <chart:error-indicator chart:style-name="ch9" chart:dimension="y"/>
            <chart:data-point chart:repeated="10"/>
          </chart:series>
          <chart:series chart:style-name="ch10" chart:values-cell-range-address="Arkusz1.D16:Arkusz1.D25" chart:label-cell-address="Arkusz1.A16:Arkusz1.A16" chart:class="chart:scatter">
            <chart:domain table:cell-range-address="Arkusz1.C16:Arkusz1.C25"/>
            <chart:regression-curve chart:style-name="ch11"/>
            <chart:error-indicator chart:style-name="ch9" chart:dimension="y"/>
            <chart:data-point chart:repeated="10"/>
          </chart:series>
          <chart:series chart:style-name="ch12" chart:values-cell-range-address="Arkusz1.D29:Arkusz1.D38" chart:label-cell-address="Arkusz1.A29:Arkusz1.A29" chart:class="chart:scatter">
            <chart:domain table:cell-range-address="Arkusz1.C29:Arkusz1.C38"/>
            <chart:regression-curve chart:style-name="ch13"/>
            <chart:error-indicator chart:style-name="ch9" chart:dimension="y"/>
            <chart:data-point chart:repeated="10"/>
          </chart:series>
          <chart:series chart:style-name="ch14" chart:values-cell-range-address="Arkusz1.D41:Arkusz1.D50" chart:label-cell-address="Arkusz1.A41:Arkusz1.A41" chart:class="chart:scatter">
            <chart:domain table:cell-range-address="Arkusz1.C41:Arkusz1.C50"/>
            <chart:regression-curve chart:style-name="ch15"/>
            <chart:error-indicator chart:style-name="ch9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8 wejść</text:p>
                <draw:g>
                  <svg:desc>Arkusz1.A1:Arkusz1.A1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Kolumna F</text:p>
              </table:table-cell>
              <table:table-cell office:value-type="string">
                <text:p>Kolumna C</text:p>
              </table:table-cell>
              <table:table-cell office:value-type="string">
                <text:p>10 wejść</text:p>
                <draw:g>
                  <svg:desc>Arkusz1.A16:Arkusz1.A16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Kolumna F</text:p>
              </table:table-cell>
              <table:table-cell office:value-type="string">
                <text:p>Kolumna C</text:p>
              </table:table-cell>
              <table:table-cell office:value-type="string">
                <text:p>12 wejść</text:p>
                <draw:g>
                  <svg:desc>Arkusz1.A29:Arkusz1.A29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Kolumna F</text:p>
              </table:table-cell>
              <table:table-cell office:value-type="string">
                <text:p>Kolumna C</text:p>
              </table:table-cell>
              <table:table-cell office:value-type="string">
                <text:p>16 wejść</text:p>
                <draw:g>
                  <svg:desc>Arkusz1.A41:Arkusz1.A41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Arkusz1.C1:Arkusz1.C10</svg:desc>
                </draw:g>
              </table:table-cell>
              <table:table-cell office:value-type="float" office:value="0.0001115479">
                <text:p>0.0001115479</text:p>
                <draw:g>
                  <svg:desc>Arkusz1.D1:Arkusz1.D10</svg:desc>
                </draw:g>
              </table:table-cell>
              <table:table-cell office:value-type="float" office:value="0.000008923832">
                <text:p>0.000008923832</text:p>
                <draw:g>
                  <svg:desc>Arkusz1.F1:Arkusz1.F10</svg:desc>
                </draw:g>
              </table:table-cell>
              <table:table-cell office:value-type="float" office:value="0.000008923832">
                <text:p>0.000008923832</text:p>
                <draw:g>
                  <svg:desc>Arkusz1.F1:Arkusz1.F10</svg:desc>
                </draw:g>
              </table:table-cell>
              <table:table-cell office:value-type="float" office:value="500">
                <text:p>500</text:p>
                <draw:g>
                  <svg:desc>Arkusz1.C16:Arkusz1.C25</svg:desc>
                </draw:g>
              </table:table-cell>
              <table:table-cell office:value-type="float" office:value="0.00017002202225004">
                <text:p>0.00017002202225004</text:p>
                <draw:g>
                  <svg:desc>Arkusz1.D16:Arkusz1.D25</svg:desc>
                </draw:g>
              </table:table-cell>
              <table:table-cell office:value-type="float" office:value="0.0000144518718912534">
                <text:p>0.0000144518718912534</text:p>
                <draw:g>
                  <svg:desc>Arkusz1.F16:Arkusz1.F25</svg:desc>
                </draw:g>
              </table:table-cell>
              <table:table-cell office:value-type="float" office:value="0.0000144518718912534">
                <text:p>0.0000144518718912534</text:p>
                <draw:g>
                  <svg:desc>Arkusz1.F16:Arkusz1.F25</svg:desc>
                </draw:g>
              </table:table-cell>
              <table:table-cell office:value-type="float" office:value="500">
                <text:p>500</text:p>
                <draw:g>
                  <svg:desc>Arkusz1.C29:Arkusz1.C38</svg:desc>
                </draw:g>
              </table:table-cell>
              <table:table-cell office:value-type="float" office:value="0.000645306301895965">
                <text:p>0.000645306301895965</text:p>
                <draw:g>
                  <svg:desc>Arkusz1.D29:Arkusz1.D38</svg:desc>
                </draw:g>
              </table:table-cell>
              <table:table-cell office:value-type="float" office:value="0.000054851035661157">
                <text:p>0.000054851035661157</text:p>
                <draw:g>
                  <svg:desc>Arkusz1.F29:Arkusz1.F38</svg:desc>
                </draw:g>
              </table:table-cell>
              <table:table-cell office:value-type="float" office:value="0.000054851035661157">
                <text:p>0.000054851035661157</text:p>
                <draw:g>
                  <svg:desc>Arkusz1.F29:Arkusz1.F38</svg:desc>
                </draw:g>
              </table:table-cell>
              <table:table-cell office:value-type="float" office:value="500">
                <text:p>500</text:p>
                <draw:g>
                  <svg:desc>Arkusz1.C41:Arkusz1.C50</svg:desc>
                </draw:g>
              </table:table-cell>
              <table:table-cell office:value-type="float" office:value="0.000769976739233168">
                <text:p>0.000769976739233168</text:p>
                <draw:g>
                  <svg:desc>Arkusz1.D41:Arkusz1.D50</svg:desc>
                </draw:g>
              </table:table-cell>
              <table:table-cell office:value-type="float" office:value="0.0000654480228348193">
                <text:p>0.0000654480228348193</text:p>
                <draw:g>
                  <svg:desc>Arkusz1.F41:Arkusz1.F50</svg:desc>
                </draw:g>
              </table:table-cell>
              <table:table-cell office:value-type="float" office:value="0.0000654480228348193">
                <text:p>0.0000654480228348193</text:p>
                <draw:g>
                  <svg:desc>Arkusz1.F41:Arkusz1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422225786598728">
                <text:p>0.0000422225786598728</text:p>
              </table:table-cell>
              <table:table-cell office:value-type="float" office:value="0.00000380003207938855">
                <text:p>0.00000380003207938855</text:p>
              </table:table-cell>
              <table:table-cell office:value-type="float" office:value="0.00000380003207938855">
                <text:p>0.00000380003207938855</text:p>
              </table:table-cell>
              <table:table-cell office:value-type="float" office:value="1000">
                <text:p>1000</text:p>
              </table:table-cell>
              <table:table-cell office:value-type="float" office:value="0.0000759484496668055">
                <text:p>0.0000759484496668055</text:p>
              </table:table-cell>
              <table:table-cell office:value-type="float" office:value="0.00000721510271834652">
                <text:p>0.00000721510271834652</text:p>
              </table:table-cell>
              <table:table-cell office:value-type="float" office:value="0.00000721510271834652">
                <text:p>0.00000721510271834652</text:p>
              </table:table-cell>
              <table:table-cell office:value-type="float" office:value="1000">
                <text:p>1000</text:p>
              </table:table-cell>
              <table:table-cell office:value-type="float" office:value="0.000346647788274981">
                <text:p>0.000346647788274981</text:p>
              </table:table-cell>
              <table:table-cell office:value-type="float" office:value="0.0000329315398861232">
                <text:p>0.0000329315398861232</text:p>
              </table:table-cell>
              <table:table-cell office:value-type="float" office:value="0.0000329315398861232">
                <text:p>0.0000329315398861232</text:p>
              </table:table-cell>
              <table:table-cell office:value-type="float" office:value="1000">
                <text:p>1000</text:p>
              </table:table-cell>
              <table:table-cell office:value-type="float" office:value="0.000448849377284135">
                <text:p>0.000448849377284135</text:p>
              </table:table-cell>
              <table:table-cell office:value-type="float" office:value="0.0000426406908419928">
                <text:p>0.0000426406908419928</text:p>
              </table:table-cell>
              <table:table-cell office:value-type="float" office:value="0.0000426406908419928">
                <text:p>0.0000426406908419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000256711396052815">
                <text:p>0.0000256711396052815</text:p>
              </table:table-cell>
              <table:table-cell office:value-type="float" office:value="0.00000256711396052815">
                <text:p>0.00000256711396052815</text:p>
              </table:table-cell>
              <table:table-cell office:value-type="float" office:value="0.00000256711396052815">
                <text:p>0.00000256711396052815</text:p>
              </table:table-cell>
              <table:table-cell office:value-type="float" office:value="1500">
                <text:p>1500</text:p>
              </table:table-cell>
              <table:table-cell office:value-type="float" office:value="0.000045506174364857">
                <text:p>0.000045506174364857</text:p>
              </table:table-cell>
              <table:table-cell office:value-type="float" office:value="0.00000477814830830999">
                <text:p>0.00000477814830830999</text:p>
              </table:table-cell>
              <table:table-cell office:value-type="float" office:value="0.00000477814830830999">
                <text:p>0.00000477814830830999</text:p>
              </table:table-cell>
              <table:table-cell office:value-type="float" office:value="1500">
                <text:p>1500</text:p>
              </table:table-cell>
              <table:table-cell office:value-type="float" office:value="0.00019647124574194">
                <text:p>0.00019647124574194</text:p>
              </table:table-cell>
              <table:table-cell office:value-type="float" office:value="0.0000206294808029037">
                <text:p>0.0000206294808029037</text:p>
              </table:table-cell>
              <table:table-cell office:value-type="float" office:value="0.0000206294808029037">
                <text:p>0.0000206294808029037</text:p>
              </table:table-cell>
              <table:table-cell office:value-type="float" office:value="1500">
                <text:p>1500</text:p>
              </table:table-cell>
              <table:table-cell office:value-type="float" office:value="0.000276115618528252">
                <text:p>0.000276115618528252</text:p>
              </table:table-cell>
              <table:table-cell office:value-type="float" office:value="0.0000289921399454665">
                <text:p>0.0000289921399454665</text:p>
              </table:table-cell>
              <table:table-cell office:value-type="float" office:value="0.0000289921399454665">
                <text:p>0.000028992139945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000203062473533734">
                <text:p>0.0000203062473533734</text:p>
              </table:table-cell>
              <table:table-cell office:value-type="float" office:value="0.00000223368720887107">
                <text:p>0.00000223368720887107</text:p>
              </table:table-cell>
              <table:table-cell office:value-type="float" office:value="0.00000223368720887107">
                <text:p>0.00000223368720887107</text:p>
              </table:table-cell>
              <table:table-cell office:value-type="float" office:value="2000">
                <text:p>2000</text:p>
              </table:table-cell>
              <table:table-cell office:value-type="float" office:value="0.000033206437485036">
                <text:p>0.000033206437485036</text:p>
              </table:table-cell>
              <table:table-cell office:value-type="float" office:value="0.00000381874031077914">
                <text:p>0.00000381874031077914</text:p>
              </table:table-cell>
              <table:table-cell office:value-type="float" office:value="0.00000381874031077914">
                <text:p>0.00000381874031077914</text:p>
              </table:table-cell>
              <table:table-cell office:value-type="float" office:value="2000">
                <text:p>2000</text:p>
              </table:table-cell>
              <table:table-cell office:value-type="float" office:value="0.000120953175882807">
                <text:p>0.000120953175882807</text:p>
              </table:table-cell>
              <table:table-cell office:value-type="float" office:value="0.0000139096152265228">
                <text:p>0.0000139096152265228</text:p>
              </table:table-cell>
              <table:table-cell office:value-type="float" office:value="0.0000139096152265228">
                <text:p>0.0000139096152265228</text:p>
              </table:table-cell>
              <table:table-cell office:value-type="float" office:value="2000">
                <text:p>2000</text:p>
              </table:table-cell>
              <table:table-cell office:value-type="float" office:value="0.00017953749501522">
                <text:p>0.00017953749501522</text:p>
              </table:table-cell>
              <table:table-cell office:value-type="float" office:value="0.0000206468119267503">
                <text:p>0.0000206468119267503</text:p>
              </table:table-cell>
              <table:table-cell office:value-type="float" office:value="0.0000206468119267503">
                <text:p>0.0000206468119267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000181266548150394">
                <text:p>0.0000181266548150394</text:p>
              </table:table-cell>
              <table:table-cell office:value-type="float" office:value="0.00000217519857780473">
                <text:p>0.00000217519857780473</text:p>
              </table:table-cell>
              <table:table-cell office:value-type="float" office:value="0.00000217519857780473">
                <text:p>0.00000217519857780473</text:p>
              </table:table-cell>
              <table:table-cell office:value-type="float" office:value="2500">
                <text:p>2500</text:p>
              </table:table-cell>
              <table:table-cell office:value-type="float" office:value="0.0000273621598825321">
                <text:p>0.0000273621598825321</text:p>
              </table:table-cell>
              <table:table-cell office:value-type="float" office:value="0.00000342026998531651">
                <text:p>0.00000342026998531651</text:p>
              </table:table-cell>
              <table:table-cell office:value-type="float" office:value="0.00000342026998531651">
                <text:p>0.00000342026998531651</text:p>
              </table:table-cell>
              <table:table-cell office:value-type="float" office:value="2500">
                <text:p>2500</text:p>
              </table:table-cell>
              <table:table-cell office:value-type="float" office:value="0.0000812604498830879">
                <text:p>0.0000812604498830879</text:p>
              </table:table-cell>
              <table:table-cell office:value-type="float" office:value="0.000010157556235386">
                <text:p>0.000010157556235386</text:p>
              </table:table-cell>
              <table:table-cell office:value-type="float" office:value="0.000010157556235386">
                <text:p>0.000010157556235386</text:p>
              </table:table-cell>
              <table:table-cell office:value-type="float" office:value="2500">
                <text:p>2500</text:p>
              </table:table-cell>
              <table:table-cell office:value-type="float" office:value="0.000123641521649753">
                <text:p>0.000123641521649753</text:p>
              </table:table-cell>
              <table:table-cell office:value-type="float" office:value="0.0000154551902062191">
                <text:p>0.0000154551902062191</text:p>
              </table:table-cell>
              <table:table-cell office:value-type="float" office:value="0.0000154551902062191">
                <text:p>0.0000154551902062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00170475643529532">
                <text:p>0.0000170475643529532</text:p>
              </table:table-cell>
              <table:table-cell office:value-type="float" office:value="0.00000221618336588392">
                <text:p>0.00000221618336588392</text:p>
              </table:table-cell>
              <table:table-cell office:value-type="float" office:value="0.00000221618336588392">
                <text:p>0.00000221618336588392</text:p>
              </table:table-cell>
              <table:table-cell office:value-type="float" office:value="3000">
                <text:p>3000</text:p>
              </table:table-cell>
              <table:table-cell office:value-type="float" office:value="0.0000241917103084016">
                <text:p>0.0000241917103084016</text:p>
              </table:table-cell>
              <table:table-cell office:value-type="float" office:value="0.00000326588089163422">
                <text:p>0.00000326588089163422</text:p>
              </table:table-cell>
              <table:table-cell office:value-type="float" office:value="0.00000326588089163422">
                <text:p>0.00000326588089163422</text:p>
              </table:table-cell>
              <table:table-cell office:value-type="float" office:value="3000">
                <text:p>3000</text:p>
              </table:table-cell>
              <table:table-cell office:value-type="float" office:value="0.0000592429185790748">
                <text:p>0.0000592429185790748</text:p>
              </table:table-cell>
              <table:table-cell office:value-type="float" office:value="0.0000079977940081751">
                <text:p>0.0000079977940081751</text:p>
              </table:table-cell>
              <table:table-cell office:value-type="float" office:value="0.0000079977940081751">
                <text:p>0.0000079977940081751</text:p>
              </table:table-cell>
              <table:table-cell office:value-type="float" office:value="3000">
                <text:p>3000</text:p>
              </table:table-cell>
              <table:table-cell office:value-type="float" office:value="0.0000901688467530514">
                <text:p>0.0000901688467530514</text:p>
              </table:table-cell>
              <table:table-cell office:value-type="float" office:value="0.0000121727943116619">
                <text:p>0.0000121727943116619</text:p>
              </table:table-cell>
              <table:table-cell office:value-type="float" office:value="0.0000121727943116619">
                <text:p>0.0000121727943116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000164058698620178">
                <text:p>0.0000164058698620178</text:p>
              </table:table-cell>
              <table:table-cell office:value-type="float" office:value="0.00000229682178068249">
                <text:p>0.00000229682178068249</text:p>
              </table:table-cell>
              <table:table-cell office:value-type="float" office:value="0.00000229682178068249">
                <text:p>0.00000229682178068249</text:p>
              </table:table-cell>
              <table:table-cell office:value-type="float" office:value="3500">
                <text:p>3500</text:p>
              </table:table-cell>
              <table:table-cell office:value-type="float" office:value="0.0000222678284746733">
                <text:p>0.0000222678284746733</text:p>
              </table:table-cell>
              <table:table-cell office:value-type="float" office:value="0.00000322883512882763">
                <text:p>0.00000322883512882763</text:p>
              </table:table-cell>
              <table:table-cell office:value-type="float" office:value="0.00000322883512882763">
                <text:p>0.00000322883512882763</text:p>
              </table:table-cell>
              <table:table-cell office:value-type="float" office:value="3500">
                <text:p>3500</text:p>
              </table:table-cell>
              <table:table-cell office:value-type="float" office:value="0.0000463790548022354">
                <text:p>0.0000463790548022354</text:p>
              </table:table-cell>
              <table:table-cell office:value-type="float" office:value="0.00000672496294632413">
                <text:p>0.00000672496294632413</text:p>
              </table:table-cell>
              <table:table-cell office:value-type="float" office:value="0.00000672496294632413">
                <text:p>0.00000672496294632413</text:p>
              </table:table-cell>
              <table:table-cell office:value-type="float" office:value="3500">
                <text:p>3500</text:p>
              </table:table-cell>
              <table:table-cell office:value-type="float" office:value="0.0000694396810098591">
                <text:p>0.0000694396810098591</text:p>
              </table:table-cell>
              <table:table-cell office:value-type="float" office:value="0.0000100687537464296">
                <text:p>0.0000100687537464296</text:p>
              </table:table-cell>
              <table:table-cell office:value-type="float" office:value="0.0000100687537464296">
                <text:p>0.0000100687537464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159626989918002">
                <text:p>0.0000159626989918002</text:p>
              </table:table-cell>
              <table:table-cell office:value-type="float" office:value="0.00000239440484877003">
                <text:p>0.00000239440484877003</text:p>
              </table:table-cell>
              <table:table-cell office:value-type="float" office:value="0.00000239440484877003">
                <text:p>0.00000239440484877003</text:p>
              </table:table-cell>
              <table:table-cell office:value-type="float" office:value="4000">
                <text:p>4000</text:p>
              </table:table-cell>
              <table:table-cell office:value-type="float" office:value="0.0000209867924368162">
                <text:p>0.0000209867924368162</text:p>
              </table:table-cell>
              <table:table-cell office:value-type="float" office:value="0.00000325295282770651">
                <text:p>0.00000325295282770651</text:p>
              </table:table-cell>
              <table:table-cell office:value-type="float" office:value="0.00000325295282770651">
                <text:p>0.00000325295282770651</text:p>
              </table:table-cell>
              <table:table-cell office:value-type="float" office:value="4000">
                <text:p>4000</text:p>
              </table:table-cell>
              <table:table-cell office:value-type="float" office:value="0.0000384992684772601">
                <text:p>0.0000384992684772601</text:p>
              </table:table-cell>
              <table:table-cell office:value-type="float" office:value="0.00000596738661397532">
                <text:p>0.00000596738661397532</text:p>
              </table:table-cell>
              <table:table-cell office:value-type="float" office:value="0.00000596738661397532">
                <text:p>0.00000596738661397532</text:p>
              </table:table-cell>
              <table:table-cell office:value-type="float" office:value="4000">
                <text:p>4000</text:p>
              </table:table-cell>
              <table:table-cell office:value-type="float" office:value="0.000056180070000108">
                <text:p>0.000056180070000108</text:p>
              </table:table-cell>
              <table:table-cell office:value-type="float" office:value="0.00000870791085001674">
                <text:p>0.00000870791085001674</text:p>
              </table:table-cell>
              <table:table-cell office:value-type="float" office:value="0.00000870791085001674">
                <text:p>0.00000870791085001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000156242480408138">
                <text:p>0.0000156242480408138</text:p>
              </table:table-cell>
              <table:table-cell office:value-type="float" office:value="0.00000249987968653021">
                <text:p>0.00000249987968653021</text:p>
              </table:table-cell>
              <table:table-cell office:value-type="float" office:value="0.00000249987968653021">
                <text:p>0.00000249987968653021</text:p>
              </table:table-cell>
              <table:table-cell office:value-type="float" office:value="4500">
                <text:p>4500</text:p>
              </table:table-cell>
              <table:table-cell office:value-type="float" office:value="0.0000200695448452591">
                <text:p>0.0000200695448452591</text:p>
              </table:table-cell>
              <table:table-cell office:value-type="float" office:value="0.00000331147489946775">
                <text:p>0.00000331147489946775</text:p>
              </table:table-cell>
              <table:table-cell office:value-type="float" office:value="0.00000331147489946775">
                <text:p>0.00000331147489946775</text:p>
              </table:table-cell>
              <table:table-cell office:value-type="float" office:value="4500">
                <text:p>4500</text:p>
              </table:table-cell>
              <table:table-cell office:value-type="float" office:value="0.0000334646652882406">
                <text:p>0.0000334646652882406</text:p>
              </table:table-cell>
              <table:table-cell office:value-type="float" office:value="0.0000055216697725597">
                <text:p>0.0000055216697725597</text:p>
              </table:table-cell>
              <table:table-cell office:value-type="float" office:value="0.0000055216697725597">
                <text:p>0.0000055216697725597</text:p>
              </table:table-cell>
              <table:table-cell office:value-type="float" office:value="4500">
                <text:p>4500</text:p>
              </table:table-cell>
              <table:table-cell office:value-type="float" office:value="0.0000474358652992053">
                <text:p>0.0000474358652992053</text:p>
              </table:table-cell>
              <table:table-cell office:value-type="float" office:value="0.00000782691777436888">
                <text:p>0.00000782691777436888</text:p>
              </table:table-cell>
              <table:table-cell office:value-type="float" office:value="0.00000782691777436888">
                <text:p>0.00000782691777436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000153504063987841">
                <text:p>0.0000153504063987841</text:p>
              </table:table-cell>
              <table:table-cell office:value-type="float" office:value="0.0000026095690877933">
                <text:p>0.0000026095690877933</text:p>
              </table:table-cell>
              <table:table-cell office:value-type="float" office:value="0.0000026095690877933">
                <text:p>0.0000026095690877933</text:p>
              </table:table-cell>
              <table:table-cell office:value-type="float" office:value="5000">
                <text:p>5000</text:p>
              </table:table-cell>
              <table:table-cell office:value-type="float" office:value="0.0000193769051417756">
                <text:p>0.0000193769051417756</text:p>
              </table:table-cell>
              <table:table-cell office:value-type="float" office:value="0.00000339095839981073">
                <text:p>0.00000339095839981073</text:p>
              </table:table-cell>
              <table:table-cell office:value-type="float" office:value="0.00000339095839981073">
                <text:p>0.00000339095839981073</text:p>
              </table:table-cell>
              <table:table-cell office:value-type="float" office:value="5000">
                <text:p>5000</text:p>
              </table:table-cell>
              <table:table-cell office:value-type="float" office:value="0.0000301258757455367">
                <text:p>0.0000301258757455367</text:p>
              </table:table-cell>
              <table:table-cell office:value-type="float" office:value="0.00000527202825546892">
                <text:p>0.00000527202825546892</text:p>
              </table:table-cell>
              <table:table-cell office:value-type="float" office:value="0.00000527202825546892">
                <text:p>0.00000527202825546892</text:p>
              </table:table-cell>
              <table:table-cell office:value-type="float" office:value="5000">
                <text:p>5000</text:p>
              </table:table-cell>
              <table:table-cell office:value-type="float" office:value="0.0000415042262554368">
                <text:p>0.0000415042262554368</text:p>
              </table:table-cell>
              <table:table-cell office:value-type="float" office:value="0.00000726323959470144">
                <text:p>0.00000726323959470144</text:p>
              </table:table-cell>
              <table:table-cell office:value-type="float" office:value="0.00000726323959470144">
                <text:p>0.00000726323959470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